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small-caps" fo:font-size="14pt" fo:font-style="italic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ructure des articles</text:p>
      <text:p text:style-name="P6"/>
      <text:p text:style-name="P4">Organisation générale</text:p>
      <text:p text:style-name="P4"/>
      <text:p text:style-name="P1"><text:span text:style-name="T1">caractères, mots et symboles internationaux : {{=conv=}} <text:s/></text:span></text:p>
      <text:p text:style-name="P1"><text:span text:style-name="T1"><text:tab/>--&gt; exemple pour les mots français : {{=fr=}}</text:span></text:p>
      <text:p text:style-name="P1"><text:span text:style-name="T1"/></text:p>
      <text:p text:style-name="P1"><text:span text:style-name="T1">caractères universels : {{-car-}}</text:span></text:p>
      <text:p text:style-name="P1"><text:span text:style-name="T1"/></text:p>
      <text:p text:style-name="P1"><text:span text:style-name="T1">chiffres : {{-chif-}}</text:span></text:p>
      <text:p text:style-name="P1"><text:span text:style-name="T1"/></text:p>
      <text:p text:style-name="P1"><text:span text:style-name="T1">numéraux : {{-numér-}}</text:span></text:p>
      <text:p text:style-name="P1"><text:span text:style-name="T1"/></text:p>
      <text:p text:style-name="Standard"><text:span text:style-name="T2">modèle : {{voir}}</text:span></text:p>
      <text:p text:style-name="Standard"><text:span text:style-name="T2"><text:tab/>--&gt; exemples {{m}} donnera : </text:span><text:span text:style-name="T3">masculin</text:span></text:p>
      <text:p text:style-name="Standard"><text:span text:style-name="T3"><text:tab/><text:tab/><text:tab/> </text:span><text:span text:style-name="T5"><text:s/>{{siècle|XII}} donnera : </text:span><text:span text:style-name="T4">(</text:span><text:span text:style-name="T6">xii</text:span><text:span text:style-name="T4"> e siècle)</text:span><text:span text:style-name="T5"> </text:span></text:p>
      <text:p text:style-name="Standard"><text:span text:style-name="T3"/></text:p>
      <text:p text:style-name="P7"><text:span text:style-name="T2"/></text:p>
      <text:p text:style-name="P5">Structure des sections de la langue</text:p>
      <text:p text:style-name="P5"/>
      <text:p text:style-name="P3">Etymologie : {{-étym-}}</text:p>
      <text:p text:style-name="P3"/>
      <text:p text:style-name="P3">Type de mot : {{-nom-}}/{{-adj-}}/etc <text:s/>(autant que nécessaire)</text:p>
      <text:p text:style-name="P3"/>
      <text:p text:style-name="P3">Prononciation : {{-pron-}} (optionnel)</text:p>
      <text:p text:style-name="P3"/>
      <text:p text:style-name="P3">Anagrammes : {{-anagr-}} (optionnel)</text:p>
      <text:p text:style-name="P3"/>
      <text:p text:style-name="P3">Voir aussi : {{-voir-}} (optionnel)</text:p>
      <text:p text:style-name="P3"/>
      <text:p text:style-name="P3">Références : {{-réf-}} (optionnel)</text:p>
      <text:p text:style-name="P3"/>
      <text:p text:style-name="P3">Titre indiquant une section de la langue française : == {{=fr=}} ==</text:p>
      <text:p text:style-name="P3"/>
      <text:p text:style-name="P3">Chaque paragraphe de cette section commence par convention par une indentation (avec deux-points « : ») </text:p>
      <text:p text:style-name="P3"/>
      <text:p text:style-name="P3"/>
      <text:p text:style-name="P5">Structure détaillée</text:p>
      <text:p text:style-name="P5"/>
      <text:p text:style-name="P3">Mise en italique : '' '' <text:s/>(entre double quote)</text:p>
      <text:p text:style-name="P3"/>
      <text:p text:style-name="P3">Mise en gras : ' ' <text:s/>(entre simple quote)</text:p>
      <text:p text:style-name="P3"><text:soft-page-break/>Mots-clés cliquables : [[]] (entre double crochet)</text:p>
      <text:p text:style-name="P3"/>
      <text:p text:style-name="P3">Synonymes : {{-syn-}}</text:p>
      <text:p text:style-name="P3"/>
      <text:p text:style-name="P3">Hypéronymes : {{-hyper-}}</text:p>
      <text:p text:style-name="P3"/>
      <text:p text:style-name="P3">Hyponymes : {{-hypo-}}</text:p>
      <text:p text:style-name="P3"/>
      <text:p text:style-name="P3"/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28M17S</meta:editing-duration>
    <meta:editing-cycles>13</meta:editing-cycles>
    <meta:generator>OpenOffice.org/3.3$Win32 OpenOffice.org_project/330m20$Build-9567</meta:generator>
    <dc:date>2011-12-07T15:25:21.41</dc:date>
    <meta:document-statistic meta:table-count="0" meta:image-count="0" meta:object-count="0" meta:page-count="2" meta:paragraph-count="26" meta:word-count="145" meta:character-count="980"/>
    <meta:user-defined meta:name="Info 1"/>
    <meta:user-defined meta:name="Info 2"/>
    <meta:user-defined meta:name="Info 3"/>
    <meta:user-defined meta:name="Info 4"/>
  </office:meta>
</office:document-meta>
</file>